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Standard">
      <style:paragraph-properties fo:text-align="center" style:justify-single-word="false"/>
      <style:text-properties officeooo:rsid="001bb1e1" officeooo:paragraph-rsid="001bb1e1"/>
    </style:style>
    <style:style style:name="P3" style:family="paragraph" style:parent-style-name="Standard">
      <style:paragraph-properties fo:text-align="start" style:justify-single-word="false"/>
      <style:text-properties officeooo:rsid="001bb1e1" officeooo:paragraph-rsid="001bb1e1"/>
    </style:style>
    <style:style style:name="P4" style:family="paragraph" style:parent-style-name="Standard">
      <style:paragraph-properties fo:text-align="center" style:justify-single-word="false"/>
      <style:text-properties officeooo:paragraph-rsid="001c40bf"/>
    </style:style>
    <style:style style:name="P5" style:family="paragraph" style:parent-style-name="Standard">
      <style:paragraph-properties fo:text-align="center" style:justify-single-word="false"/>
      <style:text-properties officeooo:rsid="0021877d" officeooo:paragraph-rsid="0021877d"/>
    </style:style>
    <style:style style:name="P6" style:family="paragraph" style:parent-style-name="Text_20_body">
      <style:paragraph-properties fo:text-align="start" style:justify-single-word="false"/>
      <style:text-properties officeooo:rsid="001bb1e1" officeooo:paragraph-rsid="001bb1e1"/>
    </style:style>
    <style:style style:name="P7" style:family="paragraph" style:parent-style-name="Text_20_body">
      <style:paragraph-properties fo:margin-left="-1.251cm" fo:margin-right="0cm" fo:margin-top="0cm" fo:margin-bottom="0cm" fo:text-indent="0cm" style:auto-text-indent="false"/>
      <style:text-properties officeooo:rsid="001bb1e1" officeooo:paragraph-rsid="001bb1e1"/>
    </style:style>
    <style:style style:name="P8" style:family="paragraph" style:parent-style-name="Text_20_body">
      <style:paragraph-properties fo:margin-left="-2.501cm" fo:margin-right="0cm" fo:margin-top="0cm" fo:margin-bottom="0cm" fo:text-indent="0cm" style:auto-text-indent="false"/>
      <style:text-properties officeooo:rsid="001c40bf" officeooo:paragraph-rsid="001c40bf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  <style:text-properties officeooo:rsid="001bb1e1" officeooo:paragraph-rsid="001bb1e1"/>
    </style:style>
    <style:style style:name="P10" style:family="paragraph" style:parent-style-name="Standard">
      <style:paragraph-properties fo:text-align="center" style:justify-single-word="false"/>
      <style:text-properties officeooo:rsid="0021877d" officeooo:paragraph-rsid="0021877d"/>
    </style:style>
    <style:style style:name="P11" style:family="paragraph" style:parent-style-name="Standard">
      <style:paragraph-properties fo:text-align="center" style:justify-single-word="false"/>
      <style:text-properties officeooo:rsid="0021877d" officeooo:paragraph-rsid="002417b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rsid="001eeb8b" officeooo:paragraph-rsid="001eeb8b"/>
    </style:style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list-style-name="L1">
      <style:paragraph-properties fo:margin-top="0cm" fo:margin-bottom="0cm"/>
      <style:text-properties officeooo:rsid="001bb1e1" officeooo:paragraph-rsid="001bb1e1"/>
    </style:style>
    <style:style style:name="P16" style:family="paragraph" style:parent-style-name="Text_20_body" style:list-style-name="L1">
      <style:paragraph-properties fo:margin-top="0cm" fo:margin-bottom="0cm"/>
      <style:text-properties officeooo:rsid="001c40bf"/>
    </style:style>
    <style:style style:name="P17" style:family="paragraph" style:parent-style-name="Text_20_body" style:list-style-name="L1">
      <style:paragraph-properties fo:margin-top="0cm" fo:margin-bottom="0cm"/>
      <style:text-properties officeooo:rsid="001c40bf" officeooo:paragraph-rsid="001c40bf"/>
    </style:style>
    <style:style style:name="P18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paragraph-rsid="001bb1e1"/>
    </style:style>
    <style:style style:name="P19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paragraph-rsid="001c40bf"/>
    </style:style>
    <style:style style:name="P20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bb1e1" officeooo:paragraph-rsid="001bb1e1"/>
    </style:style>
    <style:style style:name="P21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c40bf" officeooo:paragraph-rsid="001c40bf"/>
    </style:style>
    <style:style style:name="P22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ddb7e" officeooo:paragraph-rsid="001ddb7e"/>
    </style:style>
    <style:style style:name="P23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2060fc" officeooo:paragraph-rsid="002060fc"/>
    </style:style>
    <style:style style:name="P24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rsid="001bb1e1" officeooo:paragraph-rsid="001bb1e1"/>
    </style:style>
    <style:style style:name="P25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rsid="001c40bf" officeooo:paragraph-rsid="001c40bf"/>
    </style:style>
    <style:style style:name="P26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paragraph-rsid="001bb1e1"/>
    </style:style>
    <style:style style:name="P27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paragraph-rsid="001c40bf"/>
    </style:style>
    <style:style style:name="P28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rsid="00222abc" officeooo:paragraph-rsid="00222abc"/>
    </style:style>
    <style:style style:name="P29" style:family="paragraph" style:parent-style-name="Text_20_body" style:list-style-name="L1">
      <style:paragraph-properties fo:margin-left="0cm" fo:margin-right="0cm" fo:margin-top="0cm" fo:margin-bottom="0cm" fo:text-indent="0cm" style:auto-text-indent="false"/>
      <style:text-properties officeooo:paragraph-rsid="001c40bf"/>
    </style:style>
    <style:style style:name="P30" style:family="paragraph" style:parent-style-name="Text_20_body" style:list-style-name="L1">
      <style:paragraph-properties fo:margin-left="0cm" fo:margin-right="0cm" fo:margin-top="0cm" fo:margin-bottom="0cm" fo:text-indent="0cm" style:auto-text-indent="false"/>
      <style:text-properties officeooo:rsid="001c40bf" officeooo:paragraph-rsid="001c40bf"/>
    </style:style>
    <style:style style:name="P31" style:family="paragraph" style:parent-style-name="Text_20_body" style:list-style-name="L1">
      <style:paragraph-properties fo:margin-left="1.251cm" fo:margin-right="0cm" fo:margin-top="0cm" fo:margin-bottom="0cm" fo:text-indent="0cm" style:auto-text-indent="false"/>
      <style:text-properties officeooo:rsid="001c40bf" officeooo:paragraph-rsid="001c40bf"/>
    </style:style>
    <style:style style:name="T1" style:family="text">
      <style:text-properties officeooo:rsid="001bb1e1"/>
    </style:style>
    <style:style style:name="T2" style:family="text">
      <style:text-properties officeooo:rsid="001c40bf"/>
    </style:style>
    <style:style style:name="T3" style:family="text">
      <style:text-properties officeooo:rsid="001ddb7e"/>
    </style:style>
    <style:style style:name="T4" style:family="text">
      <style:text-properties officeooo:rsid="00204b28"/>
    </style:style>
    <style:style style:name="T5" style:family="text">
      <style:text-properties officeooo:rsid="0021877d"/>
    </style:style>
    <style:style style:name="T6" style:family="text">
      <style:text-properties officeooo:rsid="00222abc"/>
    </style:style>
    <style:style style:name="T7" style:family="text">
      <style:text-properties officeooo:rsid="002417bd"/>
    </style:style>
    <style:style style:name="T8" style:family="text">
      <style:text-properties officeooo:rsid="00267d2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D</text:p>
      <text:p text:style-name="P4"><text:span text:style-name="T2">(</text:span><text:span text:style-name="T5">Browser</text:span><text:span text:style-name="T2"> </text:span><text:span text:style-name="T5">Application for</text:span><text:span text:style-name="T4"> </text:span><text:span text:style-name="T8">Rapid</text:span><text:span text:style-name="T2"> Development)</text:span></text:p>
      <text:p text:style-name="P5">, real can also be substitued for role-driven</text:p>
      <text:p text:style-name="P11"><text:span text:style-name="T7">realtime</text:span></text:p>
      <text:p text:style-name="P11"><text:span text:style-name="T7">rapid</text:span></text:p>
      <text:p text:style-name="P11"><text:span text:style-name="T7"/></text:p>
      <text:p text:style-name="P11"><text:span text:style-name="T7">Accelerated</text:span></text:p>
      <text:p text:style-name="P5"/>
      <text:p text:style-name="P6">Introduction </text:p>
      <text:list xml:id="list1458637520" text:style-name="L1">
        <text:list-item>
          <text:p text:style-name="P14">System Overview </text:p>
          <text:p text:style-name="P15">Create a system to track goal oriented endeavors / software development or even other real-life projects. <text:s/>This tool manages project objective/goals as stories related to roadmaps/releases</text:p>
          <text:p text:style-name="P15"/>
        </text:list-item>
        <text:list-item>
          <text:p text:style-name="P14">Design Considerations </text:p>
          <text:list>
            <text:list-item>
              <text:p text:style-name="P14">Assumptions and Dependencies </text:p>
              <text:list>
                <text:list-item>
                  <text:p text:style-name="P15">supports multiple projects</text:p>
                  <text:p text:style-name="P15"/>
                </text:list-item>
                <text:list-item>
                  <text:p text:style-name="P18"><text:span text:style-name="T1">User Roles </text:span><text:span text:style-name="T2">&amp; Actions</text:span></text:p>
                  <text:list>
                    <text:list-item>
                      <text:p text:style-name="P20">System Admin -</text:p>
                      <text:list>
                        <text:list-item>
                          <text:p text:style-name="P21">Create Projects</text:p>
                        </text:list-item>
                        <text:list-item>
                          <text:p text:style-name="P19"><text:span text:style-name="T2">Assign Users </text:span><text:span text:style-name="T3">and roles</text:span></text:p>
                        </text:list-item>
                        <text:list-item>
                          <text:p text:style-name="P21">Disable Projects (for members)</text:p>
                          <text:p text:style-name="P22"/>
                        </text:list-item>
                      </text:list>
                    </text:list-item>
                    <text:list-item>
                      <text:p text:style-name="P20">Project Owner - </text:p>
                      <text:list>
                        <text:list-item>
                          <text:p text:style-name="P23">create releases</text:p>
                        </text:list-item>
                        <text:list-item>
                          <text:p text:style-name="P21">create stories</text:p>
                          <text:p text:style-name="P21"/>
                        </text:list-item>
                      </text:list>
                    </text:list-item>
                    <text:list-item>
                      <text:p text:style-name="P20">Project Managers -</text:p>
                      <text:list>
                        <text:list-item>
                          <text:p text:style-name="P23">create releases</text:p>
                        </text:list-item>
                        <text:list-item>
                          <text:p text:style-name="P21">create stories</text:p>
                          <text:p text:style-name="P23"/>
                        </text:list-item>
                      </text:list>
                    </text:list-item>
                    <text:list-item>
                      <text:p text:style-name="P20">Members -</text:p>
                      <text:list>
                        <text:list-item>
                          <text:p text:style-name="P21">rate story's complexity</text:p>
                        </text:list-item>
                        <text:list-item>
                          <text:p text:style-name="P22">view projects <text:s/>belonged to</text:p>
                        </text:list-item>
                        <text:list-item>
                          <text:p text:style-name="P22"/>
                          <text:p text:style-name="P21"/>
                        </text:list-item>
                      </text:list>
                      <text:p text:style-name="P20"/>
                    </text:list-item>
                    <text:list-item>
                      <text:p text:style-name="P21">ALL Users:</text:p>
                      <text:list>
                        <text:list-item>
                          <text:p text:style-name="P21">rate proj</text:p>
                        </text:list-item>
                      </text:list>
                      <text:p text:style-name="P24"/>
                    </text:list-item>
                    <text:list-item>
                      <text:p text:style-name="P24">Other Objects</text:p>
                      <text:list>
                        <text:list-item>
                          <text:p text:style-name="P25">Project – has releases</text:p>
                        </text:list-item>
                        <text:list-item>
                          <text:p text:style-name="P26"><text:span text:style-name="T1">Releas</text:span><text:span text:style-name="T2">e – has stories </text:span></text:p>
                        </text:list-item>
                        <text:list-item>
                          <text:p text:style-name="P26"><text:span text:style-name="T1">Stor</text:span><text:span text:style-name="T2">y - <text:s/>has comments</text:span></text:p>
                        </text:list-item>
                        <text:list-item>
                          <text:p text:style-name="P24">Comments </text:p>
                        </text:list-item>
                        <text:list-item>
                          <text:p text:style-name="P25">Backlogs – late and unspecified timeline stories</text:p>
                        </text:list-item>
                        <text:list-item>
                          <text:p text:style-name="P27"><text:soft-page-break/><text:span text:style-name="T2">Tags –</text:span><text:span text:style-name="T3"> </text:span><text:span text:style-name="T6">name </text:span><text:span text:style-name="T3">&lt;= 60 chars</text:span></text:p>
                          <text:list>
                            <text:list-item>
                              <text:p text:style-name="P28">visible only to owner project</text:p>
                            </text:list-item>
                            <text:list-item>
                              <text:p text:style-name="P28">not shared by other projects </text:p>
                            </text:list-item>
                          </text:list>
                          <text:p text:style-name="P2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System Architecture </text:p>
          <text:list>
            <text:list-item>
              <text:p text:style-name="P29"><text:span text:style-name="Variable"><text:span text:style-name="T2">Server</text:span></text:span> </text:p>
            </text:list-item>
            <text:list-item>
              <text:p text:style-name="P29"><text:span text:style-name="Variable"><text:span text:style-name="T2">Database</text:span></text:span></text:p>
            </text:list-item>
            <text:list-item>
              <text:p text:style-name="P29"><text:span text:style-name="Variable"><text:span text:style-name="T2">Browsers supported</text:span></text:span> </text:p>
            </text:list-item>
            <text:list-item>
              <text:p text:style-name="P30">Ruby on Rails</text:p>
            </text:list-item>
            <text:list-item>
              <text:p text:style-name="P30">Authentication: Devise</text:p>
            </text:list-item>
          </text:list>
        </text:list-item>
      </text:list>
      <text:p text:style-name="P8"/>
      <text:p text:style-name="P9"><text:tab/><text:tab/></text:p>
      <text:p text:style-name="P7"/>
      <text:list xml:id="list940980124" text:continue-numbering="true" text:style-name="L1">
        <text:list-item>
          <text:list>
            <text:list-item>
              <text:list>
                <text:list-header>
                  <text:p text:style-name="P15"/>
                </text:list-header>
              </text:list>
            </text:list-item>
            <text:list-item>
              <text:p text:style-name="P14">General Constraints </text:p>
              <text:list>
                <text:list-item>
                  <text:p text:style-name="P17">Story</text:p>
                  <text:list>
                    <text:list-item>
                      <text:p text:style-name="P17">multiple tags</text:p>
                    </text:list-item>
                    <text:list-item>
                      <text:p text:style-name="P17">workflow state</text:p>
                    </text:list-item>
                    <text:list-item>
                      <text:p text:style-name="P31">NEW </text:p>
                    </text:list-item>
                    <text:list-item>
                      <text:p text:style-name="P31">START </text:p>
                    </text:list-item>
                    <text:list-item>
                      <text:p text:style-name="P31">FINISH </text:p>
                    </text:list-item>
                    <text:list-item>
                      <text:p text:style-name="P31">HOLD </text:p>
                    </text:list-item>
                    <text:list-item>
                      <text:p text:style-name="P31"/>
                    </text:list-item>
                    <text:list-item>
                      <text:p text:style-name="P31">REJECT </text:p>
                    </text:list-item>
                    <text:list-item>
                      <text:p text:style-name="P31">ACCEPT</text:p>
                    </text:list-item>
                  </text:list>
                </text:list-item>
              </text:list>
            </text:list-item>
            <text:list-item>
              <text:p text:style-name="P14">Goals and Guidelines </text:p>
            </text:list-item>
            <text:list-item>
              <text:p text:style-name="P14">Development Methods </text:p>
            </text:list-item>
          </text:list>
        </text:list-item>
      </text:list>
      <text:p text:style-name="P1"/>
      <text:list xml:id="list809359900" text:continue-numbering="true" text:style-name="L1">
        <text:list-item>
          <text:p text:style-name="P14">Architectural Strategies </text:p>
          <text:list>
            <text:list-item>
              <text:p text:style-name="P17">server</text:p>
            </text:list-item>
            <text:list-item>
              <text:p text:style-name="P17"/>
            </text:list-item>
            <text:list-item>
              <text:p text:style-name="P14"><text:span text:style-name="Variable">strategy-2 name or description</text:span> </text:p>
            </text:list-item>
            <text:list-item>
              <text:p text:style-name="P14">... </text:p>
            </text:list-item>
          </text:list>
        </text:list-item>
        <text:list-item>
          <text:p text:style-name="P16"/>
          <text:list>
            <text:list-header>
              <text:p text:style-name="P14"/>
            </text:list-header>
          </text:list>
        </text:list-item>
        <text:list-item>
          <text:p text:style-name="P14">Policies and Tactics </text:p>
          <text:list>
            <text:list-item>
              <text:p text:style-name="P14"><text:span text:style-name="Variable">policy/tactic-1 name or description</text:span> </text:p>
            </text:list-item>
            <text:list-item>
              <text:p text:style-name="P14"><text:span text:style-name="Variable">policy/tactic-2 name or description</text:span> </text:p>
            </text:list-item>
            <text:list-item>
              <text:p text:style-name="P14">... </text:p>
            </text:list-item>
          </text:list>
        </text:list-item>
        <text:list-item>
          <text:p text:style-name="P14">Detailed System Design </text:p>
          <text:list>
            <text:list-item>
              <text:p text:style-name="P14"><text:span text:style-name="Variable">module-1 name or description</text:span> </text:p>
            </text:list-item>
            <text:list-item>
              <text:p text:style-name="P14"><text:span text:style-name="Variable">module-2 name or description</text:span> </text:p>
            </text:list-item>
            <text:list-item>
              <text:p text:style-name="P14">... </text:p>
            </text:list-item>
          </text:list>
        </text:list-item>
        <text:list-item>
          <text:p text:style-name="P14">Glossary </text:p>
        </text:list-item>
        <text:list-item>
          <text:p text:style-name="P12">Bibliography </text:p>
        </text:list-item>
        <text:list-item>
          <text:p text:style-name="P13"><text:soft-page-break/>For Research</text:p>
          <text:list>
            <text:list-item>
              <text:p text:style-name="P13">-jquery-rails</text:p>
            </text:list-item>
            <text:list-item>
              <text:p text:style-name="P13">devise</text:p>
            </text:list-item>
            <text:list-item>
              <text:p text:style-name="P13">tag cloud</text:p>
            </text:list-item>
          </text:list>
        </text:list-item>
      </text:list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ist </meta:initial-creator>
    <meta:creation-date>2011-05-25T10:54:40</meta:creation-date>
    <dc:date>2011-05-26T14:54:01</dc:date>
    <dc:creator>exist </dc:creator>
    <meta:editing-duration>PT04H31M33S</meta:editing-duration>
    <meta:editing-cycles>6</meta:editing-cycles>
    <meta:generator>OpenOffice.org/3.2$Linux OpenOffice.org_project/320m19$Build-9505</meta:generator>
    <meta:document-statistic meta:table-count="0" meta:image-count="0" meta:object-count="0" meta:page-count="3" meta:paragraph-count="74" meta:word-count="271" meta:character-count="1491"/>
  </office:meta>
</office:document-meta>
</file>